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608-52_DNu_Nu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 office:value-type="float" office:value="473.209" calcext:value-type="float">
            <text:p>473.209</text:p>
          </table:table-cell>
          <table:table-cell office:value-type="float" office:value="325.336" calcext:value-type="float">
            <text:p>325.336</text:p>
          </table:table-cell>
          <table:table-cell office:value-type="float" office:value="328.7" calcext:value-type="float">
            <text:p>328.7</text:p>
          </table:table-cell>
          <table:table-cell office:value-type="float" office:value="322.197" calcext:value-type="float">
            <text:p>322.197</text:p>
          </table:table-cell>
          <table:table-cell table:number-columns-repeated="13"/>
        </table:table-row>
        <table:table-row table:style-name="ro1">
          <table:table-cell office:value-type="float" office:value="555.452" calcext:value-type="float">
            <text:p>555.452</text:p>
          </table:table-cell>
          <table:table-cell office:value-type="float" office:value="317.04" calcext:value-type="float">
            <text:p>317.04</text:p>
          </table:table-cell>
          <table:table-cell office:value-type="float" office:value="332.287" calcext:value-type="float">
            <text:p>332.287</text:p>
          </table:table-cell>
          <table:table-cell office:value-type="float" office:value="301.345" calcext:value-type="float">
            <text:p>301.345</text:p>
          </table:table-cell>
          <table:table-cell table:number-columns-repeated="13"/>
        </table:table-row>
        <table:table-row table:style-name="ro1">
          <table:table-cell office:value-type="float" office:value="561.059" calcext:value-type="float">
            <text:p>561.059</text:p>
          </table:table-cell>
          <table:table-cell office:value-type="float" office:value="313.229" calcext:value-type="float">
            <text:p>313.229</text:p>
          </table:table-cell>
          <table:table-cell office:value-type="float" office:value="316.816" calcext:value-type="float">
            <text:p>316.816</text:p>
          </table:table-cell>
          <table:table-cell office:value-type="float" office:value="309.417" calcext:value-type="float">
            <text:p>309.417</text:p>
          </table:table-cell>
          <table:table-cell table:number-columns-repeated="13"/>
        </table:table-row>
        <table:table-row table:style-name="ro1">
          <table:table-cell office:value-type="float" office:value="587.227" calcext:value-type="float">
            <text:p>587.227</text:p>
          </table:table-cell>
          <table:table-cell office:value-type="float" office:value="305.605" calcext:value-type="float">
            <text:p>305.605</text:p>
          </table:table-cell>
          <table:table-cell office:value-type="float" office:value="310.762" calcext:value-type="float">
            <text:p>310.762</text:p>
          </table:table-cell>
          <table:table-cell office:value-type="float" office:value="300.448" calcext:value-type="float">
            <text:p>300.448</text:p>
          </table:table-cell>
          <table:table-cell table:number-columns-repeated="13"/>
        </table:table-row>
        <table:table-row table:style-name="ro1">
          <table:table-cell office:value-type="float" office:value="622.741" calcext:value-type="float">
            <text:p>622.741</text:p>
          </table:table-cell>
          <table:table-cell office:value-type="float" office:value="299.552" calcext:value-type="float">
            <text:p>299.552</text:p>
          </table:table-cell>
          <table:table-cell office:value-type="float" office:value="304.709" calcext:value-type="float">
            <text:p>304.709</text:p>
          </table:table-cell>
          <table:table-cell office:value-type="float" office:value="293.946" calcext:value-type="float">
            <text:p>293.946</text:p>
          </table:table-cell>
          <table:table-cell table:number-columns-repeated="13"/>
        </table:table-row>
        <table:table-row table:style-name="ro1">
          <table:table-cell office:value-type="float" office:value="659.502" calcext:value-type="float">
            <text:p>659.502</text:p>
          </table:table-cell>
          <table:table-cell office:value-type="float" office:value="296.413" calcext:value-type="float">
            <text:p>296.413</text:p>
          </table:table-cell>
          <table:table-cell office:value-type="float" office:value="306.726" calcext:value-type="float">
            <text:p>306.726</text:p>
          </table:table-cell>
          <table:table-cell office:value-type="float" office:value="286.099" calcext:value-type="float">
            <text:p>286.099</text:p>
          </table:table-cell>
          <table:table-cell table:number-columns-repeated="13"/>
        </table:table-row>
        <table:table-row table:style-name="ro1">
          <table:table-cell office:value-type="float" office:value="682.555" calcext:value-type="float">
            <text:p>682.555</text:p>
          </table:table-cell>
          <table:table-cell office:value-type="float" office:value="311.435" calcext:value-type="float">
            <text:p>311.435</text:p>
          </table:table-cell>
          <table:table-cell office:value-type="float" office:value="321.076" calcext:value-type="float">
            <text:p>321.076</text:p>
          </table:table-cell>
          <table:table-cell office:value-type="float" office:value="301.121" calcext:value-type="float">
            <text:p>301.121</text:p>
          </table:table-cell>
          <table:table-cell table:number-columns-repeated="13"/>
        </table:table-row>
        <table:table-row table:style-name="ro1">
          <table:table-cell office:value-type="float" office:value="724.922" calcext:value-type="float">
            <text:p>724.922</text:p>
          </table:table-cell>
          <table:table-cell office:value-type="float" office:value="315.919" calcext:value-type="float">
            <text:p>315.919</text:p>
          </table:table-cell>
          <table:table-cell office:value-type="float" office:value="326.682" calcext:value-type="float">
            <text:p>326.682</text:p>
          </table:table-cell>
          <table:table-cell office:value-type="float" office:value="305.381" calcext:value-type="float">
            <text:p>305.381</text:p>
          </table:table-cell>
          <table:table-cell table:number-columns-repeated="13"/>
        </table:table-row>
        <table:table-row table:style-name="ro1">
          <table:table-cell office:value-type="float" office:value="754.206" calcext:value-type="float">
            <text:p>754.206</text:p>
          </table:table-cell>
          <table:table-cell office:value-type="float" office:value="290.807" calcext:value-type="float">
            <text:p>290.807</text:p>
          </table:table-cell>
          <table:table-cell office:value-type="float" office:value="300.448" calcext:value-type="float">
            <text:p>300.448</text:p>
          </table:table-cell>
          <table:table-cell office:value-type="float" office:value="281.614" calcext:value-type="float">
            <text:p>281.614</text:p>
          </table:table-cell>
          <table:table-cell table:number-columns-repeated="13"/>
        </table:table-row>
        <table:table-row table:style-name="ro1">
          <table:table-cell office:value-type="float" office:value="772.274" calcext:value-type="float">
            <text:p>772.274</text:p>
          </table:table-cell>
          <table:table-cell office:value-type="float" office:value="252.915" calcext:value-type="float">
            <text:p>252.915</text:p>
          </table:table-cell>
          <table:table-cell office:value-type="float" office:value="265.695" calcext:value-type="float">
            <text:p>265.695</text:p>
          </table:table-cell>
          <table:table-cell office:value-type="float" office:value="240.359" calcext:value-type="float">
            <text:p>240.359</text:p>
          </table:table-cell>
          <table:table-cell table:number-columns-repeated="13"/>
        </table:table-row>
        <table:table-row table:style-name="ro1">
          <table:table-cell office:value-type="float" office:value="787.85" calcext:value-type="float">
            <text:p>787.85</text:p>
          </table:table-cell>
          <table:table-cell office:value-type="float" office:value="259.417" calcext:value-type="float">
            <text:p>259.417</text:p>
          </table:table-cell>
          <table:table-cell office:value-type="float" office:value="267.04" calcext:value-type="float">
            <text:p>267.04</text:p>
          </table:table-cell>
          <table:table-cell office:value-type="float" office:value="251.345" calcext:value-type="float">
            <text:p>251.345</text:p>
          </table:table-cell>
          <table:table-cell table:number-columns-repeated="13"/>
        </table:table-row>
        <table:table-row table:style-name="ro1">
          <table:table-cell office:value-type="float" office:value="822.741" calcext:value-type="float">
            <text:p>822.741</text:p>
          </table:table-cell>
          <table:table-cell office:value-type="float" office:value="238.789" calcext:value-type="float">
            <text:p>238.789</text:p>
          </table:table-cell>
          <table:table-cell office:value-type="float" office:value="258.072" calcext:value-type="float">
            <text:p>258.072</text:p>
          </table:table-cell>
          <table:table-cell office:value-type="float" office:value="219.955" calcext:value-type="float">
            <text:p>219.955</text:p>
          </table:table-cell>
          <table:table-cell table:number-columns-repeated="13"/>
        </table:table-row>
        <table:table-row table:style-name="ro1">
          <table:table-cell office:value-type="float" office:value="866.355" calcext:value-type="float">
            <text:p>866.355</text:p>
          </table:table-cell>
          <table:table-cell office:value-type="float" office:value="225.336" calcext:value-type="float">
            <text:p>225.336</text:p>
          </table:table-cell>
          <table:table-cell office:value-type="float" office:value="237.22" calcext:value-type="float">
            <text:p>237.22</text:p>
          </table:table-cell>
          <table:table-cell office:value-type="float" office:value="213.453" calcext:value-type="float">
            <text:p>213.453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18:38:24.567406435</dc:date>
    <meta:editing-duration>PT1M4S</meta:editing-duration>
    <meta:editing-cycles>1</meta:editing-cycles>
    <meta:document-statistic meta:table-count="1" meta:cell-count="52" meta:object-count="0"/>
    <meta:generator>LibreOffice/5.1.4.2$Linux_X86_64 LibreOffice_project/10m0$Build-2</meta:generator>
  </office:meta>
</office:document-meta>
</file>